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Devanagari1" svg:font-family="'Lohit Devanagari'"/>
    <style:font-face style:name="OpenSymbol" svg:font-family="OpenSymbol"/>
    <style:font-face style:name="Sherif" svg:font-family="Sherif"/>
    <style:font-face style:name="trebuchet ms" svg:font-family="'trebuchet ms', geneva"/>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list-style-name="L1">
      <style:paragraph-properties fo:text-align="start" style:justify-single-word="false"/>
      <style:text-properties style:text-underline-style="none"/>
    </style:style>
    <style:style style:name="P9" style:family="paragraph" style:parent-style-name="Standard" style:list-style-name="L2">
      <style:paragraph-properties fo:text-align="start" style:justify-single-word="false"/>
      <style:text-properties style:text-underline-style="none"/>
    </style:style>
    <style:style style:name="P10" style:family="paragraph" style:parent-style-name="Standard" style:list-style-name="L3">
      <style:paragraph-properties fo:text-align="start" style:justify-single-word="false"/>
      <style:text-properties style:text-underline-style="none"/>
    </style:style>
    <style:style style:name="P11" style:family="paragraph" style:parent-style-name="Standard" style:list-style-name="L10">
      <style:paragraph-properties fo:text-align="start" style:justify-single-word="false"/>
      <style:text-properties style:text-underline-style="none"/>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text-align="start" style:justify-single-word="false"/>
      <style:text-properties style:text-underline-style="solid" style:text-underline-width="auto" style:text-underline-color="font-color"/>
    </style:style>
    <style:style style:name="P14" style:family="paragraph" style:parent-style-name="Standard" style:list-style-name="L1">
      <style:paragraph-properties fo:text-align="start" style:justify-single-word="false"/>
      <style:text-properties style:text-underline-style="solid" style:text-underline-width="auto" style:text-underline-color="font-color"/>
    </style:style>
    <style:style style:name="P15" style:family="paragraph" style:parent-style-name="Standard" style:list-style-name="L10">
      <style:paragraph-properties fo:text-align="start" style:justify-single-word="false"/>
      <style:text-properties style:text-underline-style="solid" style:text-underline-width="auto" style:text-underline-color="font-color"/>
    </style:style>
    <style:style style:name="P16" style:family="paragraph" style:parent-style-name="Standard" style:list-style-name="L4">
      <style:text-properties style:text-underline-style="solid" style:text-underline-width="auto" style:text-underline-color="font-color"/>
    </style:style>
    <style:style style:name="P1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list-style-name="L4">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list-style-name="L6">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text-properties fo:font-size="12pt" style:font-size-asian="12pt" style:font-size-complex="12pt"/>
    </style:style>
    <style:style style:name="P21" style:family="paragraph" style:parent-style-name="Standard" style:list-style-name="L4">
      <style:text-properties fo:font-size="12pt" style:font-size-asian="12pt" style:font-size-complex="12pt"/>
    </style:style>
    <style:style style:name="P22" style:family="paragraph" style:parent-style-name="Standard" style:list-style-name="L9">
      <style:text-properties fo:font-size="12pt" style:font-size-asian="12pt" style:font-size-complex="12pt"/>
    </style:style>
    <style:style style:name="P23" style:family="paragraph" style:parent-style-name="Standard">
      <style:paragraph-properties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2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list-style-name="L7">
      <style:text-properties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5"/>
    <style:style style:name="P29" style:family="paragraph" style:parent-style-name="Standard" style:list-style-name="L3">
      <style:paragraph-properties fo:text-align="start" style:justify-single-word="false"/>
    </style:style>
    <style:style style:name="P30" style:family="paragraph" style:parent-style-name="Standard" style:list-style-name="L10">
      <style:paragraph-properties fo:text-align="start" style:justify-single-word="false"/>
    </style:style>
    <style:style style:name="P31" style:family="paragraph" style:parent-style-name="Standard" style:list-style-name="L11"/>
    <style:style style:name="P32" style:family="paragraph" style:parent-style-name="Standard" style:list-style-name="L12"/>
    <style:style style:name="P33" style:family="paragraph" style:parent-style-name="Standard">
      <style:text-properties style:font-name="Liberation Serif" fo:font-size="12pt" style:font-size-asian="12pt" style:font-size-complex="12pt"/>
    </style:style>
    <style:style style:name="P34" style:family="paragraph" style:parent-style-name="Standard">
      <style:paragraph-properties fo:text-align="center" style:justify-single-word="false"/>
      <style:text-properties style:font-name="rsfs10" fo:font-size="18pt" style:text-underline-style="solid" style:text-underline-width="auto" style:text-underline-color="font-color" fo:font-weight="bold" fo:background-color="transparent" style:font-size-asian="18pt" style:font-weight-asian="bold" style:font-size-complex="18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Liberation Serif" fo:font-size="13pt" style:font-size-asian="13pt" style:font-size-complex="13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style:text-underline-style="solid" style:text-underline-width="auto" style:text-underline-color="font-color" style:font-size-asian="12pt" style:font-size-complex="12pt"/>
    </style:style>
    <style:style style:name="T7" style:family="text">
      <style:text-properties style:font-name="Liberation Serif"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text-underline-style="none" fo:font-weight="normal" style:font-size-asian="14pt" style:font-weight-asian="normal" style:font-size-complex="14pt" style:font-weight-complex="normal"/>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color="#000000"/>
    </style:style>
    <style:style style:name="T15" style:family="text">
      <style:text-properties fo:color="#000000" style:font-name="Liberation Serif" fo:font-size="12pt" fo:font-style="italic"/>
    </style:style>
    <style:style style:name="T16" style:family="text">
      <style:text-properties fo:color="#000000" style:font-name="Liberation Serif" fo:font-size="12pt" fo:font-style="italic" style:text-underline-style="none" fo:font-weight="normal" style:font-size-asian="12pt" style:font-weight-asian="normal" style:font-size-complex="12pt" style:font-weight-complex="normal"/>
    </style:style>
    <style:style style:name="T17" style:family="text">
      <style:text-properties style:font-name="Liberation Serif"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ite Web : HandizGame :</text:p>
      <text:p text:style-name="P1"/>
      <text:p text:style-name="P2">Sommaire du site :<text:span text:style-name="T1"> </text:span></text:p>
      <text:p text:style-name="P3"/>
      <text:list xml:id="list549396262" text:style-name="L1">
        <text:list-item>
          <text:p text:style-name="P8"><text:span text:style-name="T3">Présentation :</text:span> infos du cahier des charges + infos supplémentaire</text:p>
        </text:list-item>
        <text:list-item>
          <text:p text:style-name="P8"><text:span text:style-name="T3">Le Jeu :</text:span> Accès au Jeu via un lien + Applet</text:p>
        </text:list-item>
        <text:list-item>
          <text:p text:style-name="P8"><text:span text:style-name="T3">Captures d'écran :</text:span> Captures d'écran du Jeu avec petites explications pour chaque capture</text:p>
        </text:list-item>
        <text:list-item>
          <text:p text:style-name="P8"><text:span text:style-name="T3">Infos sur le groupe :</text:span> </text:p>
          <text:p text:style-name="P8"/>
          <text:p text:style-name="P14">a) Équipe de HandizGame : </text:p>
          <text:p text:style-name="P14"/>
          <text:p text:style-name="P8">Amine Wahbi</text:p>
          <text:p text:style-name="P8">Bertand Prely</text:p>
          <text:p text:style-name="P8">Pierre Laurenson</text:p>
          <text:p text:style-name="P8">Mehdi Kitane</text:p>
          <text:p text:style-name="P8"/>
          <text:p text:style-name="P8">b) «  Pour nous contacter si le Jeu vous a vraiment intéressé ou pour plus d'informations voici nos adresses e-mail :</text:p>
        </text:list-item>
      </text:list>
      <text:list xml:id="list507232662" text:style-name="L2">
        <text:list-item>
          <text:list>
            <text:list-item>
              <text:p text:style-name="P9"><text:a xlink:type="simple" xlink:href="mailto:amine.wahbi@insa-lyon.fr">amine.wahbi@insa-lyon.fr</text:a></text:p>
            </text:list-item>
            <text:list-item>
              <text:p text:style-name="P9"><text:a xlink:type="simple" xlink:href="mailto:mehdi.kitane@insa-lyon.fr">mehdi.kitane@insa-lyon.fr</text:a></text:p>
            </text:list-item>
            <text:list-item>
              <text:p text:style-name="P9"><text:a xlink:type="simple" xlink:href="mailto:pierre.laurenson@insa-lyon.fr">pierre.laurenson@insa-lyon.fr</text:a></text:p>
            </text:list-item>
            <text:list-item>
              <text:p text:style-name="P9"><text:a xlink:type="simple" xlink:href="mailto:bertrand.prely@insa-lyon.fr">bertrand.prely@insa-lyon.fr</text:a> </text:p>
            </text:list-item>
          </text:list>
        </text:list-item>
      </text:list>
      <text:p text:style-name="P3"><text:span text:style-name="T3"/></text:p>
      <text:p text:style-name="P3"><text:tab/><text:span text:style-name="T3">5) Documentation :</text:span></text:p>
      <text:list xml:id="list747086274" text:style-name="L3">
        <text:list-item>
          <text:list>
            <text:list-item>
              <text:list>
                <text:list-header>
                  <text:p text:style-name="P10">Texte qui présente l'association HandizGoud avec lien qui renvoie vers le site web. + Autres liens vers autres sites web en lien avec notre projet ou le handicap.</text:p>
                  <text:p text:style-name="P10"><text:span text:style-name="T3"/></text:p>
                </text:list-header>
                <text:list-item>
                  <text:p text:style-name="P10"><text:span text:style-name="T3">« Le Saviez Vous ? » :</text:span></text:p>
                  <text:p text:style-name="P10">Petits paragraphes qui abordent des anecdotes utiles et sympathiques sur le handicap.</text:p>
                  <text:p text:style-name="P29"><text:span text:style-name="T1">Ex :</text:span><text:span text:style-name="T17"> « </text:span><text:span text:style-name="T15">Les chiffres parlent d'eux-mêmes : parmi 25 000 étudiants en classe préparatoire en France, on ne compte que... 160 étudiants handicapés dans ces classes préparatoires. »</text:span></text:p>
                </text:list-item>
              </text:list>
            </text:list-item>
          </text:list>
        </text:list-item>
      </text:list>
      <text:p text:style-name="P3"><text:tab/></text:p>
      <text:p text:style-name="P3"/>
      <text:list xml:id="list121409962" text:continue-list="list507232662" text:style-name="L2">
        <text:list-item>
          <text:list>
            <text:list-header>
              <text:p text:style-name="P9"/>
            </text:list-header>
          </text:list>
        </text:list-item>
      </text:list>
      <text:list xml:id="list1729311226" text:continue-list="list549396262" text:style-name="L1">
        <text:list-header>
          <text:p text:style-name="P8"/>
          <text:list>
            <text:list-item>
              <text:list>
                <text:list-item>
                  <text:list>
                    <text:list-item>
                      <text:list>
                        <text:list-item>
                          <text:list>
                            <text:list-item>
                              <text:list>
                                <text:list-item>
                                  <text:list>
                                    <text:list-item>
                                      <text:list>
                                        <text:list-item>
                                          <text:list>
                                            <text:list-header>
                                              <text:p text:style-name="P8"/>
                                            </text:list-header>
                                          </text:list>
                                        </text:list-item>
                                      </text:list>
                                    </text:list-item>
                                  </text:list>
                                </text:list-item>
                              </text:list>
                            </text:list-item>
                          </text:list>
                        </text:list-item>
                      </text:list>
                    </text:list-item>
                  </text:list>
                </text:list-item>
              </text:list>
            </text:list-item>
          </text:list>
        </text:list-header>
      </text:list>
      <text:p text:style-name="P3"><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1753959073" text:style-name="L4">
        <text:list-item>
          <text:p text:style-name="P18">Présentation :</text:p>
          <text:p text:style-name="P16"/>
          <text:p text:style-name="P16"/>
          <text:p text:style-name="P21">Faut il toujours écrire gros pour permettre à un mal voyant de lire un texte ? </text:p>
        </text:list-item>
      </text:list>
      <text:p text:style-name="P6">Les personnes atteintes du syndrome de Husher souffrent d'une restriction du champ de vision. Faciliter la lecture à cette personne c'est donc écrire plus petit dans un espace restreint qui peut être entièrement couvert pas son champ de vison. </text:p>
      <text:p text:style-name="P6">Ce genre de cliché sur le handicap est assez courant et sont méconnus du grand public. </text:p>
      <text:p text:style-name="P6">Notre équipe a créé ce jeu <text:s/>dans un but pédagogique pour lutter contre les stéréotypes du handicap et sensibiliser la personne.</text:p>
      <text:p text:style-name="P6"/>
      <text:p text:style-name="P5"><text:span text:style-name="Police_20_par_20_défaut"><text:span text:style-name="T5">HandizGame est un programme sous forme de jeu qui permet de sensibiliser le joueur sur différents handicaps. Tout d'abord le jeu présente deux facettes, une facette « purement » pédagogique et une autre consacrée au jeu qui permettra quand bien même de rentrer dans le monde du handicap. </text:span></text:span></text:p>
      <text:p text:style-name="P5"><text:span text:style-name="Police_20_par_20_défaut"><text:span text:style-name="T5"/></text:span></text:p>
      <text:p text:style-name="P5"><text:span text:style-name="Police_20_par_20_défaut"><text:span text:style-name="T6">&lt;h2&gt;* Mode Initiation :</text:span></text:span><text:span text:style-name="Police_20_par_20_défaut"><text:span text:style-name="T5"> &lt;/h2&gt;<text:tab/>Le mode initiation vous permettra de rentrer en douceur dans le monde du handicap à l'aide de différents quizz proposés qui seront classés par thème et accompagnés de petits cours. Cela permettra en effet au joueur de choisir les domaines qu'il souhaite découvrir et d'approfondir ses connaissances sur ce sujet. De plus le mode initiation facilitera la prise en main du jeu car en effet certaines des questions de ce dernier mode pourront être rencontrées à nouveau dans le mode jeu.</text:span></text:span></text:p>
      <text:p text:style-name="P5"><text:span text:style-name="Police_20_par_20_défaut"><text:span text:style-name="T4"/></text:span></text:p>
      <text:p text:style-name="P5"><text:span text:style-name="Police_20_par_20_défaut"><text:span text:style-name="T6">&lt;h2&gt;* Mode Jeu :</text:span></text:span><text:span text:style-name="Police_20_par_20_défaut"><text:span text:style-name="T5"> &lt;/h2&gt;</text:span></text:span></text:p>
      <text:p text:style-name="P4"><text:span text:style-name="Police_20_par_20_défaut"><text:span text:style-name="T7"><text:tab/>HandizGame est un jeu de plateforme en 2 dimensions </text:span></text:span><text:span text:style-name="T8">basé sur une recherche d'objets sur une carte ponctuée par différentes questions pertinentes liées aux déficiences posées au joueur tout au long du jeu. Le but du jeu étant de sensibiliser à la question du handicap. Il a pour objectif d'introduire, à n'importe qui et de manière ludique, différents handicaps et les préjugés qui lui sont fréquemment associés afin de lutter contre les lieux communs.</text:span></text:p>
      <text:p text:style-name="P23"/>
      <text:p text:style-name="Standard"><text:tab/>Le joueur ayant au préalable choisi l'environnement dans lequel il souhaite évoluer va se voir contrôler un personnage à l'aide du clavier et le déplacer sur une carte en 2D vue du dessus. </text:p>
      <text:p text:style-name="Standard"><text:tab/>Au début de la partie, un compte à rebours se lance, c'est le temps de vie du joueur. Dans cet environnement le personnage principal va rencontrer des patients souffrant d'un ou plusieurs handicaps et ayant tous perdu un objet indispensable. Vous seul pouvez <text:s/>faire la différence.</text:p>
      <text:p text:style-name="Standard"><text:s/><text:tab/>C'est alors que la course infernale commence, et c'est à vous de retrouver cet objet et le ramener à son propriétaire. Peut être trouverez vous cela trop simple ? Mais c'est ici que rentre en ligne de compte le Quizz. </text:p>
      <text:p text:style-name="Standard"><text:tab/>En effet au moment de saisir l'objet que vous êtes si pressé de récupérer s'offre à vous un quizz sur le handicap concerné. Deux options sont alors envisageables : </text:p>
      <text:list xml:id="list659915144" text:style-name="L5">
        <text:list-item>
          <text:p text:style-name="P28">Soit la réponse est fausse, et il vous sera <text:s/>impossible de récupérer l'objet, de plus votre jauge de temps sera débitée, vous devrez alors trouver un autre patient.</text:p>
        </text:list-item>
        <text:list-item>
          <text:p text:style-name="P28">Soit la réponse est juste et vous serez en mesure de le ramener à son propriétaire qui vous récompensera certainement en vous offrant un peu de son temps. </text:p>
        </text:list-item>
      </text:list>
      <text:p text:style-name="Standard"/>
      <text:p text:style-name="Standard">Le jeu s’arrête lorsque le temps est écoulé. Le score du joueur s'affiche alors, ainsi que le résultat de ses dernières parties et son taux de progression (optionnel ). </text:p>
      <text:p text:style-name="Standard"/>
      <text:p text:style-name="Standard"/>
      <text:p text:style-name="Standard"/>
      <text:p text:style-name="Standard"/>
      <text:list xml:id="list975435760" text:style-name="L6">
        <text:list-header>
          <text:p text:style-name="P19"><text:soft-page-break/>2) Le jeu :</text:p>
        </text:list-header>
      </text:list>
      <text:p text:style-name="P17"/>
      <text:p text:style-name="P26">Voici quelques liens permettant de télécharger notre jeu si vous souhaitez jouer où que vous soyez sur votre ordinateur. </text:p>
      <text:list xml:id="list514368578" text:style-name="L8">
        <text:list-item>
          <text:p text:style-name="P27">lien pour Windows</text:p>
        </text:list-item>
        <text:list-item>
          <text:p text:style-name="P27">lien pour Mac</text:p>
        </text:list-item>
        <text:list-item>
          <text:p text:style-name="P27">lien pour Linux</text:p>
        </text:list-item>
      </text:list>
      <text:p text:style-name="P26">(Possibilité de mettre un petit applet sur le site en option)</text:p>
      <text:p text:style-name="P17"/>
      <text:p text:style-name="P17"/>
      <text:list xml:id="list1443384631" text:continue-list="list975435760" text:style-name="L6">
        <text:list-header>
          <text:p text:style-name="P19">3) Captures d'écran :</text:p>
        </text:list-header>
      </text:list>
      <text:p text:style-name="P17"/>
      <text:p text:style-name="P24"><text:span text:style-name="T2"><text:tab/>Bienvenue dans l'univers de HandizGame : Ici vous pourrez découvrir le jeu à travers quelques captures d'écran accompagnées de petites explications en espérant que cette mise en abyme vous poussera à vouloir découvrir plus en profondeur le jeu et l'univers du handicap.</text:span></text:p>
      <text:list xml:id="list1067640270" text:style-name="L7">
        <text:list-item>
          <text:list>
            <text:list-item>
              <text:p text:style-name="P25"><text:span text:style-name="T2">captures d'écran</text:span></text:p>
            </text:list-item>
            <text:list-item>
              <text:p text:style-name="P25"><text:span text:style-name="T2">explications des captures d'écran </text:span></text:p>
            </text:list-item>
          </text:list>
        </text:list-item>
      </text:list>
      <text:p text:style-name="P17"><text:span text:style-name="T2"/></text:p>
      <text:p text:style-name="P17"><text:span text:style-name="T2"><text:tab/></text:span>4) Informations sur le Groupe :</text:p>
      <text:p text:style-name="Standard"><text:span text:style-name="T11"><text:tab/></text:span></text:p>
      <text:p text:style-name="P12"><text:span text:style-name="T11"><text:tab/></text:span><text:span text:style-name="T10">a) </text:span><text:span text:style-name="T9">Membres projets :</text:span></text:p>
      <text:p text:style-name="P6"/>
      <text:list xml:id="list1169316271" text:style-name="L9">
        <text:list-item>
          <text:list>
            <text:list-item>
              <text:p text:style-name="P22">Mehdi Kitane</text:p>
            </text:list-item>
            <text:list-item>
              <text:p text:style-name="P22">Amine Wahbi </text:p>
            </text:list-item>
            <text:list-item>
              <text:p text:style-name="P22">Pierre Laurenson </text:p>
            </text:list-item>
            <text:list-item>
              <text:p text:style-name="P22">Bertrand Prely </text:p>
            </text:list-item>
          </text:list>
        </text:list-item>
      </text:list>
      <text:p text:style-name="Standard"/>
      <text:p text:style-name="Standard"><text:tab/><text:span text:style-name="T3">b) Nous contacter :</text:span></text:p>
      <text:p text:style-name="Standard"><text:span text:style-name="T1"/></text:p>
      <text:p text:style-name="Standard"><text:span text:style-name="T1"><text:tab/>Pour nous contacter si le Jeu vous a vraiment intéressé ou pour plus d'informations voici nos adresses e-mail :</text:span></text:p>
      <text:list xml:id="list1161132778" text:style-name="L10">
        <text:list-item>
          <text:list>
            <text:list-item>
              <text:p text:style-name="P11"><text:a xlink:type="simple" xlink:href="mailto:amine.wahbi@insa-lyon.fr">amine.wahbi@insa-lyon.fr</text:a></text:p>
            </text:list-item>
            <text:list-item>
              <text:p text:style-name="P11"><text:a xlink:type="simple" xlink:href="mailto:mehdi.kitane@insa-lyon.fr">mehdi.kitane@insa-lyon.fr</text:a></text:p>
            </text:list-item>
            <text:list-item>
              <text:p text:style-name="P11"><text:a xlink:type="simple" xlink:href="mailto:pierre.laurenson@insa-lyon.fr">pierre.laurenson@insa-lyon.fr</text:a></text:p>
            </text:list-item>
            <text:list-item>
              <text:p text:style-name="P30"><text:a xlink:type="simple" xlink:href="mailto:bertrand.prely@insa-lyon.fr"><text:span text:style-name="T3">bertrand.prely@insa-lyon.fr</text:span></text:a><text:span text:style-name="T1"> </text:span></text:p>
              <text:p text:style-name="P30"><text:span text:style-name="T12"/></text:p>
            </text:list-item>
          </text:list>
        </text:list-item>
      </text:list>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list xml:id="list710692545" text:continue-numbering="true" text:style-name="L10">
        <text:list-item>
          <text:list>
            <text:list-header>
              <text:p text:style-name="P15"><text:soft-page-break/><text:span text:style-name="T13">5) Documentation :</text:span></text:p>
            </text:list-header>
          </text:list>
        </text:list-item>
      </text:list>
      <text:list xml:id="list271205682" text:style-name="L11">
        <text:list-item>
          <text:list>
            <text:list-item>
              <text:list>
                <text:list-header>
                  <text:p text:style-name="P31"/>
                </text:list-header>
              </text:list>
            </text:list-item>
          </text:list>
        </text:list-item>
      </text:list>
      <text:list xml:id="list2119972773" text:style-name="L12">
        <text:list-item>
          <text:list>
            <text:list-item>
              <text:list>
                <text:list-item>
                  <text:p text:style-name="P32"><text:span text:style-name="T3">Handizgoud :</text:span></text:p>
                  <text:p text:style-name="P32"><text:span text:style-name="T3"/></text:p>
                </text:list-item>
              </text:list>
            </text:list-item>
          </text:list>
        </text:list-item>
      </text:list>
      <text:p text:style-name="P33"><text:tab/>Handizgoud est une association de sensibilisation au handicap de l'INSA de Lyon <text:span text:style-name="T14">qui s'investit depuis maintenant cinq ans pour la sensibilisation des étudiants de l'INSA à l'insertion professionnelle et socio-culturelle des personnes en situation de handicap. </text:span></text:p>
      <text:p text:style-name="P33"><text:span text:style-name="T14"/></text:p>
      <text:p text:style-name="Standard"><text:tab/><text:span text:style-name="T16">Pour cela, chaque année, les membres de l'association organisent tout au long de l'année des diners dans le noir, des cours de handisport, des « ateliers Handimanagement », de nombreux spectacles de sensibilisation, des ateliers de mise en situation et des cours de braille et de LSF.</text:span></text:p>
      <text:p text:style-name="Standard"/>
      <text:p text:style-name="Standard"><text:tab/>Handizgoud est responsable de différents projets dont la semaine Handizgoud qui est une série de conférence et de rendez-vous qui sensibilisent et font découvrir le thème du handicap. </text:p>
      <text:p text:style-name="Standard"><text:tab/>Handizgoud participe également au Forum Rhône-Alpes et a reçu de nombreux prix dont vous trouverez la liste sur leur site web. </text:p>
      <text:p text:style-name="Standard"/>
      <text:p text:style-name="Standard"><text:tab/>==&gt; <text:a xlink:type="simple" xlink:href="http://handizgoud.insa-lyon.fr/index.php">http://handizgoud.insa-lyon.fr/index.ph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Devanagari1" svg:font-family="'Lohit Devanagari'"/>
    <style:font-face style:name="OpenSymbol" svg:font-family="OpenSymbol"/>
    <style:font-face style:name="Sherif" svg:font-family="Sherif"/>
    <style:font-face style:name="trebuchet ms" svg:font-family="'trebuchet ms', geneva"/>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4-03T10:45:27</meta:creation-date>
    <dc:date>2013-04-17T11:06:54</dc:date>
    <dc:creator>Laurenson Pierre</dc:creator>
    <meta:editing-duration>PT2H7M20S</meta:editing-duration>
    <meta:editing-cycles>30</meta:editing-cycles>
    <meta:generator>LibreOffice/3.4$Linux LibreOffice_project/340m1$Build-602</meta:generator>
    <meta:document-statistic meta:table-count="0" meta:image-count="0" meta:object-count="0" meta:page-count="4" meta:paragraph-count="69" meta:word-count="1011" meta:character-count="6095" meta:non-whitespace-character-count="5129"/>
  </office:meta>
</office:document-meta>
</file>